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automatic-styles>
    <style:style style:family="table-cell" style:name="ce1" style:display-name="ce1"/>
    <style:style style:family="table-cell" style:name="ce2" style:display-name="ce2"/>
    <style:style style:family="table-cell" style:name="ce3" style:display-name="ce3">
      <style:table-cell-properties fo:border-right="0.31pt solid #000000" fo:border-top="0.31pt solid #000000" fo:border-left="0.31pt solid #000000" fo:border-bottom="0.31pt solid #000000" fo:wrap-option="wrap" style:vertical-align="middle"/>
      <style:paragraph-properties style:vertical-align="middle" fo:text-align="center"/>
    </style:style>
    <style:style style:family="table-cell" style:name="ce7" style:display-name="ce7">
      <style:table-cell-properties fo:border-left="0.31pt solid #000000" fo:border-bottom="0.31pt solid #000000" fo:border-right="0.31pt solid #000000" style:vertical-align="middle" fo:border-top="0.31pt solid #000000"/>
      <style:paragraph-properties style:vertical-align="middle" fo:text-align="center"/>
    </style:style>
    <style:style style:family="table-cell" style:name="ce9" style:display-name="ce9">
      <style:text-properties fo:font-weight="None" fo:font-style="None" fo:font-family="Arial Cyr" fo:font-size="8"/>
    </style:style>
    <style:style style:family="table-cell" style:name="ce10" style:display-name="ce10">
      <style:text-properties fo:font-weight="bold" fo:font-style="None" fo:font-family="Arial Cyr" fo:font-size="12"/>
    </style:style>
    <style:style style:family="table-cell" style:name="ce11" style:display-name="ce11">
      <style:text-properties fo:font-weight="bold" fo:font-style="None" fo:font-family="Arial Cyr" fo:font-size="10"/>
    </style:style>
    <style:style style:family="table-cell" style:name="ce12" style:display-name="ce12">
      <style:text-properties fo:font-weight="bold" fo:font-style="None" fo:font-family="Arial Cyr" fo:font-size="10"/>
    </style:style>
    <style:style style:family="table-cell" style:name="ce13" style:display-name="ce13"/>
    <style:style style:family="table-cell" style:name="ce14" style:display-name="ce14">
      <style:text-properties fo:font-weight="bold" fo:font-style="None" fo:font-family="Arial Cyr" fo:font-size="12"/>
    </style:style>
    <style:style style:family="table-cell" style:name="ce15" style:display-name="ce15">
      <style:table-cell-properties fo:border-right="0.31pt solid #000000" fo:border-top="0.31pt solid #000000" fo:border-left="0.31pt solid #000000" fo:border-bottom="0.31pt solid #000000" fo:wrap-option="wrap" style:vertical-align="middle"/>
      <style:paragraph-properties style:vertical-align="middle" fo:text-align="center"/>
    </style:style>
    <style:style style:family="table-cell" style:name="ce18" style:display-name="ce18"/>
    <style:style style:family="table-cell" style:name="ce22" style:display-name="ce22">
      <style:text-properties fo:font-weight="None" fo:font-style="None" fo:font-family="Arial Cyr1" fo:font-size="12"/>
      <style:table-cell-properties fo:border-left="0.31pt solid #000000" fo:border-bottom="0.31pt solid #000000" fo:border-right="0.31pt solid #000000" style:vertical-align="middle" fo:border-top="0.31pt solid #000000"/>
      <style:paragraph-properties style:vertical-align="middle" fo:text-align="center"/>
    </style:style>
    <style:style style:family="table-cell" style:name="ce24" style:display-name="ce24">
      <style:text-properties fo:font-weight="None" fo:font-style="None" fo:font-family="Arial Cyr1" fo:font-size="11"/>
      <style:table-cell-properties fo:border-left="0.31pt solid #000000" fo:border-bottom="0.31pt solid #000000" fo:border-right="0.31pt solid #000000" style:vertical-align="middle" fo:border-top="0.31pt solid #000000"/>
      <style:paragraph-properties style:vertical-align="middle" fo:text-align="center"/>
    </style:style>
    <style:style style:family="table-cell" style:name="ce26" style:display-name="ce26">
      <style:table-cell-properties fo:border-left="0.31pt solid #000000" fo:border-bottom="0.31pt solid #000000" fo:border-right="0.31pt solid #000000" style:vertical-align="middle" fo:border-top="0.31pt solid #000000"/>
      <style:paragraph-properties style:vertical-align="middle" fo:text-align="center"/>
    </style:style>
    <style:style style:family="table-cell" style:name="ce28" style:display-name="ce28">
      <style:table-cell-properties fo:border-right="0.31pt solid #000000" fo:border-top="0.31pt solid #000000" fo:border-left="0.31pt solid #000000" fo:border-bottom="0.31pt solid #000000" fo:wrap-option="wrap" style:vertical-align="middle"/>
      <style:paragraph-properties style:vertical-align="middle" fo:text-align="center"/>
    </style:style>
    <style:style style:family="table-cell" style:name="ce36" style:display-name="ce36">
      <style:table-cell-properties fo:border-right="0.31pt solid #000000" fo:border-top="0.31pt solid #000000" fo:border-left="0.31pt solid #000000" fo:border-bottom="0.31pt solid #000000" fo:wrap-option="wrap" style:vertical-align="top"/>
      <style:paragraph-properties style:vertical-align="top" fo:text-align="center"/>
    </style:style>
    <style:style style:family="table-cell" style:name="ce43" style:display-name="ce43">
      <style:table-cell-properties fo:border-right="0.31pt solid #000000" fo:border-top="0.31pt solid #000000" fo:border-left="0.31pt solid #000000" fo:border-bottom="0.31pt solid #000000" fo:wrap-option="wrap" style:vertical-align="top"/>
      <style:paragraph-properties style:vertical-align="top" fo:text-align="center"/>
    </style:style>
    <style:style style:family="table-column" style:name="5215a413a647873fb3d7f82f32e136bd" style:display-name="5215a413a647873fb3d7f82f32e136bd">
      <style:table-column-properties fo:break-before="auto" style:column-width="1987.44"/>
    </style:style>
    <style:style style:family="table-column" style:name="b99369bff47fd9fe0264a35d62e4d2ce" style:display-name="b99369bff47fd9fe0264a35d62e4d2ce">
      <style:table-column-properties fo:break-before="auto" style:column-width="4326.7"/>
    </style:style>
    <style:style style:family="table-column" style:name="0440a12851cae2afdc3aa77874c0aa3a" style:display-name="0440a12851cae2afdc3aa77874c0aa3a">
      <style:table-column-properties fo:break-before="auto" style:column-width="3417.26"/>
    </style:style>
    <style:style style:family="table-column" style:name="410d2ded777f756c05ad1d1356d89fc8" style:display-name="410d2ded777f756c05ad1d1356d89fc8">
      <style:table-column-properties fo:break-before="auto" style:column-width="3763.2"/>
    </style:style>
    <style:style style:family="table-column" style:name="52dc7a4478678d332d7371d467cf2908" style:display-name="52dc7a4478678d332d7371d467cf2908">
      <style:table-column-properties fo:break-before="auto" style:column-width="3668.14"/>
    </style:style>
    <style:style style:family="table-column" style:name="5c36d045a75bbf378a0a9878fce1a2db" style:display-name="5c36d045a75bbf378a0a9878fce1a2db">
      <style:table-column-properties fo:break-before="auto" style:column-width="10692.78"/>
    </style:style>
    <style:style style:family="table-column" style:name="3296b84f29f34749bf1461e3c80d9869" style:display-name="3296b84f29f34749bf1461e3c80d9869">
      <style:table-column-properties fo:break-before="auto" style:column-width="2570.54"/>
    </style:style>
    <style:style style:family="table-column" style:name="03e20d6f7ded62b98eca888e07345697" style:display-name="03e20d6f7ded62b98eca888e07345697">
      <style:table-column-properties fo:break-before="auto" style:column-width="2131.5"/>
    </style:style>
    <style:style style:family="table-column" style:name="65afa9ffe49d471cd2e13721f3123666" style:display-name="65afa9ffe49d471cd2e13721f3123666">
      <style:table-column-properties fo:break-before="auto" style:column-width="2351.02"/>
    </style:style>
    <style:style style:family="table-column" style:name="66c0b144b006ceb9e44a7c8ab548e041" style:display-name="66c0b144b006ceb9e44a7c8ab548e041">
      <style:table-column-properties fo:break-before="auto" style:column-width="2507.82"/>
    </style:style>
    <style:style style:family="table-column" style:name="54207a1d4f7c50524bb9fe26154a24b5" style:display-name="54207a1d4f7c50524bb9fe26154a24b5">
      <style:table-column-properties fo:break-before="auto" style:column-width="2351.02"/>
    </style:style>
    <style:style style:family="table-column" style:name="b9fbb5e3afe64b6397150de967505b1f" style:display-name="b9fbb5e3afe64b6397150de967505b1f">
      <style:table-column-properties fo:break-before="auto" style:column-width="1987.44"/>
    </style:style>
    <style:style style:family="table-column" style:name="304c7d5f5d5b932856b8f92c4046b417" style:display-name="304c7d5f5d5b932856b8f92c4046b417">
      <style:table-column-properties fo:break-before="auto" style:column-width="1987.44"/>
    </style:style>
    <style:style style:family="table-row" style:name="18431bc4f16f7defd770fa691561b61b" style:display-name="18431bc4f16f7defd770fa691561b61b">
      <style:table-row-properties fo:break-before="auto" style:row-height="441.0"/>
    </style:style>
    <style:style style:family="table-row" style:name="361546112858e287a6040bbab9d794c6" style:display-name="361546112858e287a6040bbab9d794c6">
      <style:table-row-properties fo:break-before="auto" style:row-height="441.0"/>
    </style:style>
    <style:style style:family="table-row" style:name="fcb81658d7d526fbbfbb52499eb81b99" style:display-name="fcb81658d7d526fbbfbb52499eb81b99">
      <style:table-row-properties fo:break-before="auto" style:row-height="544.88"/>
    </style:style>
    <style:style style:family="table-row" style:name="8b0df8a9b109888f5a3f85756430dc88" style:display-name="8b0df8a9b109888f5a3f85756430dc88">
      <style:table-row-properties fo:break-before="auto" style:row-height="544.88"/>
    </style:style>
    <style:style style:family="table-row" style:name="4bb9494537f6075617785364ca481859" style:display-name="4bb9494537f6075617785364ca481859">
      <style:table-row-properties fo:break-before="auto" style:row-height="441.0"/>
    </style:style>
    <style:style style:family="table-row" style:name="acc57999e0205db1cb57ed7a9d179006" style:display-name="acc57999e0205db1cb57ed7a9d179006">
      <style:table-row-properties fo:break-before="auto" style:row-height="441.0"/>
    </style:style>
    <style:style style:family="table-row" style:name="9d30e41c01932880b5e059fd2eada728" style:display-name="9d30e41c01932880b5e059fd2eada728">
      <style:table-row-properties fo:break-before="auto" style:row-height="441.0"/>
    </style:style>
    <style:style style:family="table-row" style:name="2a59dbd61b89720796d8284156de81b6" style:display-name="2a59dbd61b89720796d8284156de81b6">
      <style:table-row-properties fo:break-before="auto" style:row-height="389.06"/>
    </style:style>
    <style:style style:family="table-row" style:name="81c4157e21bc9d35b6624de9b9bf8336" style:display-name="81c4157e21bc9d35b6624de9b9bf8336">
      <style:table-row-properties fo:break-before="auto" style:row-height="155.82"/>
    </style:style>
    <style:style style:family="table-row" style:name="3185f4f4f1159307ddce72da4da66039" style:display-name="3185f4f4f1159307ddce72da4da66039">
      <style:table-row-properties fo:break-before="auto" style:row-height="362.6"/>
    </style:style>
    <style:style style:family="table-row" style:name="f1e96dd56e790a1aba4b6ae099d0a7cf" style:display-name="f1e96dd56e790a1aba4b6ae099d0a7cf">
      <style:table-row-properties fo:break-before="auto" style:row-height="441.0"/>
    </style:style>
    <style:style style:family="table-row" style:name="f07648946697d3b69260263c4cf106d4" style:display-name="f07648946697d3b69260263c4cf106d4">
      <style:table-row-properties fo:break-before="auto" style:row-height="441.0"/>
    </style:style>
    <style:style style:family="table-row" style:name="5d5250fe360524cc8820e126b21a926f" style:display-name="5d5250fe360524cc8820e126b21a926f">
      <style:table-row-properties fo:break-before="auto" style:row-height="414.54"/>
    </style:style>
    <style:style style:family="table-row" style:name="9abced50fe79cd5bf23c4a53156323c1" style:display-name="9abced50fe79cd5bf23c4a53156323c1">
      <style:table-row-properties fo:break-before="auto" style:row-height="441.0"/>
    </style:style>
    <style:style style:family="table-row" style:name="eff3a018f3652f4f62765f8c4a2fbc58" style:display-name="eff3a018f3652f4f62765f8c4a2fbc58">
      <style:table-row-properties fo:break-before="auto" style:row-height="441.0"/>
    </style:style>
    <style:style style:family="table-row" style:name="ae56da3e80c0b285b1ac607ee8200da3" style:display-name="ae56da3e80c0b285b1ac607ee8200da3">
      <style:table-row-properties fo:break-before="auto" style:row-height="441.0"/>
    </style:style>
    <style:style style:family="table-row" style:name="9159dc98d06a34e0368ed92c4dd5066a" style:display-name="9159dc98d06a34e0368ed92c4dd5066a">
      <style:table-row-properties fo:break-before="auto" style:row-height="441.0"/>
    </style:style>
    <style:style style:family="table-row" style:name="63a5e198714ad7220860eeb6a4bdf651" style:display-name="63a5e198714ad7220860eeb6a4bdf651">
      <style:table-row-properties fo:break-before="auto" style:row-height="441.0"/>
    </style:style>
  </office:automatic-styles>
  <office:body>
    <office:spreadsheet>
      <table:table table:name="Лист1">
        <table:table-column table:style-name="5215a413a647873fb3d7f82f32e136bd" table:default-cell-style-name="ce1"/>
        <table:table-column table:style-name="b99369bff47fd9fe0264a35d62e4d2ce" table:default-cell-style-name="ce2"/>
        <table:table-column table:style-name="0440a12851cae2afdc3aa77874c0aa3a" table:default-cell-style-name="ce2"/>
        <table:table-column table:style-name="410d2ded777f756c05ad1d1356d89fc8" table:default-cell-style-name="ce2"/>
        <table:table-column table:style-name="52dc7a4478678d332d7371d467cf2908" table:default-cell-style-name="ce2"/>
        <table:table-column table:style-name="5c36d045a75bbf378a0a9878fce1a2db" table:default-cell-style-name="ce2"/>
        <table:table-column table:style-name="3296b84f29f34749bf1461e3c80d9869" table:number-columns-repeated="2" table:default-cell-style-name="ce2"/>
        <table:table-column table:style-name="03e20d6f7ded62b98eca888e07345697" table:default-cell-style-name="ce2"/>
        <table:table-column table:style-name="65afa9ffe49d471cd2e13721f3123666" table:number-columns-repeated="5" table:default-cell-style-name="ce18"/>
        <table:table-column table:style-name="66c0b144b006ceb9e44a7c8ab548e041" table:default-cell-style-name="ce18"/>
        <table:table-column table:style-name="54207a1d4f7c50524bb9fe26154a24b5" table:number-columns-repeated="3" table:default-cell-style-name="ce18"/>
        <table:table-column table:style-name="b9fbb5e3afe64b6397150de967505b1f" table:default-cell-style-name="ce1"/>
        <table:table-column table:style-name="304c7d5f5d5b932856b8f92c4046b417" table:number-columns-repeated="1005" table:default-cell-style-name="None"/>
        <table:table-row table:style-name="18431bc4f16f7defd770fa691561b61b" table:number-rows-repeated="None">
          <table:table-cell office:value="None" office:value-type="string"/>
        </table:table-row>
        <table:table-row table:style-name="361546112858e287a6040bbab9d794c6" table:number-rows-repeated="None">
          <table:table-cell office:value="None" office:value-type="string"/>
          <table:table-cell table:style-name="ce1" office:value="None" office:value-type="string"/>
          <table:covered-table-cell table:number-columns-repeated="4"/>
          <table:table-cell table:style-name="ce13" office:value="None" office:value-type="string"/>
          <table:covered-table-cell table:number-columns-repeated="2"/>
          <table:table-cell table:style-name="ce1" office:value="None" office:value-type="string"/>
          <table:covered-table-cell table:number-columns-repeated="8"/>
          <table:table-cell office:value="None" office:value-type="string"/>
        </table:table-row>
        <table:table-row table:style-name="fcb81658d7d526fbbfbb52499eb81b99" table:number-rows-repeated="None">
          <table:table-cell office:value="None" office:value-type="string"/>
          <table:table-cell table:style-name="ce1" office:value="None" office:value-type="string"/>
          <table:covered-table-cell table:number-columns-repeated="3"/>
          <table:table-cell table:style-name="ce9" office:value="None" office:value-type="string"/>
          <table:table-cell table:style-name="ce14" office:value="None" office:value-type="string">
            <text:p><text:span text:style-name="ce14">К Н И Г А П Р О Д А Ж</text:span></text:p>
          </table:table-cell>
          <table:table-cell table:style-name="ce13" office:value="None" office:value-type="string"/>
          <table:covered-table-cell table:number-columns-repeated="1"/>
          <table:table-cell table:style-name="ce1" office:value="None" office:value-type="string"/>
          <table:covered-table-cell table:number-columns-repeated="8"/>
          <table:table-cell office:value="None" office:value-type="string"/>
        </table:table-row>
        <table:table-row table:style-name="8b0df8a9b109888f5a3f85756430dc88" table:number-rows-repeated="None">
          <table:table-cell office:value="None" office:value-type="string"/>
          <table:table-cell table:style-name="ce1" office:value="None" office:value-type="string"/>
          <table:covered-table-cell table:number-columns-repeated="3"/>
          <table:table-cell table:style-name="ce10" office:value="None" office:value-type="string"/>
          <table:table-cell table:style-name="ce14" office:value="None" office:value-type="string"/>
          <table:table-cell table:style-name="ce13" office:value="None" office:value-type="string"/>
          <table:covered-table-cell table:number-columns-repeated="1"/>
          <table:table-cell table:style-name="ce1" office:value="None" office:value-type="string"/>
          <table:covered-table-cell table:number-columns-repeated="8"/>
          <table:table-cell office:value="None" office:value-type="string"/>
        </table:table-row>
        <table:table-row table:style-name="4bb9494537f6075617785364ca481859" table:number-rows-repeated="None">
          <table:table-cell office:value="None" office:value-type="string"/>
          <table:table-cell table:style-name="ce1" office:value="None" office:value-type="string"/>
          <table:covered-table-cell table:number-columns-repeated="3"/>
          <table:table-cell table:style-name="ce11" office:value="None" office:value-type="string"/>
          <table:table-cell table:style-name="ce13" office:value="None" office:value-type="string"/>
          <table:covered-table-cell table:number-columns-repeated="2"/>
          <table:table-cell table:style-name="ce1" office:value="None" office:value-type="string"/>
          <table:covered-table-cell table:number-columns-repeated="8"/>
          <table:table-cell office:value="None" office:value-type="string"/>
        </table:table-row>
        <table:table-row table:style-name="acc57999e0205db1cb57ed7a9d179006" table:number-rows-repeated="None">
          <table:table-cell office:value="None" office:value-type="string"/>
          <table:table-cell table:style-name="ce1" office:value="None" office:value-type="string"/>
          <table:covered-table-cell table:number-columns-repeated="3"/>
          <table:table-cell table:style-name="ce12" office:value="None" office:value-type="string"/>
          <table:table-cell table:style-name="ce13" office:value="None" office:value-type="string"/>
          <table:covered-table-cell table:number-columns-repeated="2"/>
          <table:table-cell table:style-name="ce1" office:value="None" office:value-type="string"/>
          <table:covered-table-cell table:number-columns-repeated="8"/>
          <table:table-cell office:value="None" office:value-type="string"/>
        </table:table-row>
        <table:table-row table:style-name="9d30e41c01932880b5e059fd2eada728" table:number-rows-repeated="None">
          <table:table-cell office:value="None" office:value-type="string"/>
          <table:table-cell table:number-rows-spanned="9" table:style-name="ce3" office:value="None" office:value-type="string">
            <text:p><text:span text:style-name="ce3">Дата и номер счета-фактуры продавца</text:span></text:p>
          </table:table-cell>
          <table:table-cell table:number-rows-spanned="9" table:style-name="ce3" office:value="None" office:value-type="string">
            <text:p><text:span text:style-name="ce3">Номер</text:span></text:p>
            <text:p><text:span text:style-name="ce3">и дата исправления счета-фактуры продавца</text:span></text:p>
          </table:table-cell>
          <table:table-cell table:number-rows-spanned="9" table:style-name="ce3" office:value="None" office:value-type="string">
            <text:p><text:span text:style-name="ce3">Номер</text:span></text:p>
            <text:p><text:span text:style-name="ce3">и дата корректировочного счета-фактуры продавца</text:span></text:p>
          </table:table-cell>
          <table:table-cell table:number-rows-spanned="9" table:style-name="ce3" office:value="None" office:value-type="string">
            <text:p><text:span text:style-name="ce3">Номер</text:span></text:p>
            <text:p><text:span text:style-name="ce3">и дата исправления корректировочного счета-фактуры</text:span></text:p>
            <text:p><text:span text:style-name="ce3">продавца</text:span></text:p>
          </table:table-cell>
          <table:table-cell table:number-rows-spanned="9" table:style-name="ce3" office:value="None" office:value-type="string">
            <text:p><text:span text:style-name="ce3">Наименование покупателя</text:span></text:p>
          </table:table-cell>
          <table:table-cell table:number-rows-spanned="9" table:style-name="ce3" office:value="None" office:value-type="string">
            <text:p><text:span text:style-name="ce3">ИНН покупателя</text:span></text:p>
          </table:table-cell>
          <table:table-cell table:number-rows-spanned="9" table:style-name="ce15" office:value="None" office:value-type="string">
            <text:p><text:span text:style-name="ce15">КПП покупателя</text:span></text:p>
          </table:table-cell>
          <table:table-cell table:number-rows-spanned="9" table:style-name="ce3" office:value="None" office:value-type="string">
            <text:p><text:span text:style-name="ce3">Дата оплаты счета-фактуры продавца</text:span></text:p>
          </table:table-cell>
          <table:table-cell table:number-rows-spanned="9" table:style-name="ce3" office:value="None" office:value-type="string">
            <text:p><text:span text:style-name="ce3">Стоимость продаж, включая НДС, - всего</text:span></text:p>
          </table:table-cell>
          <table:table-cell table:number-rows-spanned="2" table:style-name="ce22" table:number-columns-spanned="8" office:value="None" office:value-type="string">
            <text:p><text:span text:style-name="ce22">В том числе</text:span></text:p>
          </table:table-cell>
          <table:covered-table-cell table:number-columns-repeated="7"/>
          <table:table-cell office:value="None" office:value-type="string"/>
        </table:table-row>
        <table:table-row table:style-name="2a59dbd61b89720796d8284156de81b6" table:number-rows-repeated="None">
          <table:table-cell office:value="None" office:value-type="string"/>
          <table:covered-table-cell table:number-columns-repeated="17"/>
          <table:table-cell office:value="None" office:value-type="string"/>
        </table:table-row>
        <table:table-row table:style-name="81c4157e21bc9d35b6624de9b9bf8336" table:number-rows-repeated="None">
          <table:table-cell office:value="None" office:value-type="string"/>
          <table:covered-table-cell table:number-columns-repeated="9"/>
          <table:table-cell table:number-rows-spanned="2" table:style-name="ce24" table:number-columns-spanned="7" office:value="None" office:value-type="string">
            <text:p><text:span text:style-name="ce24">продажи, облагаемые налогом по ставке</text:span></text:p>
          </table:table-cell>
          <table:covered-table-cell table:number-columns-repeated="6"/>
          <table:table-cell table:number-rows-spanned="7" table:style-name="ce43" office:value="None" office:value-type="string">
            <text:p><text:span text:style-name="ce43">стоимость продаж, освобож-даемых</text:span></text:p>
            <text:p><text:span text:style-name="ce43">от налога</text:span></text:p>
          </table:table-cell>
          <table:table-cell office:value="None" office:value-type="string"/>
        </table:table-row>
        <table:table-row table:style-name="3185f4f4f1159307ddce72da4da66039" table:number-rows-repeated="None">
          <table:table-cell office:value="None" office:value-type="string"/>
          <table:covered-table-cell table:number-columns-repeated="17"/>
          <table:table-cell office:value="None" office:value-type="string"/>
        </table:table-row>
        <table:table-row table:style-name="f1e96dd56e790a1aba4b6ae099d0a7cf" table:number-rows-repeated="None">
          <table:table-cell office:value="None" office:value-type="string"/>
          <table:covered-table-cell table:number-columns-repeated="9"/>
          <table:table-cell table:number-rows-spanned="2" table:style-name="ce26" table:number-columns-spanned="2" office:value="None" office:value-type="string">
            <text:p><text:span text:style-name="ce26">18 процентов </text:span></text:p>
          </table:table-cell>
          <table:covered-table-cell table:number-columns-repeated="1"/>
          <table:table-cell table:number-rows-spanned="2" table:style-name="ce26" table:number-columns-spanned="2" office:value="None" office:value-type="string">
            <text:p><text:span text:style-name="ce26">10 процентов </text:span></text:p>
          </table:table-cell>
          <table:covered-table-cell table:number-columns-repeated="1"/>
          <table:table-cell table:number-rows-spanned="2" table:style-name="ce26" office:value="None" office:value-type="string">
            <text:p><text:span text:style-name="ce26">0 процентов </text:span></text:p>
          </table:table-cell>
          <table:table-cell table:number-rows-spanned="2" table:style-name="ce26" table:number-columns-spanned="2" office:value="None" office:value-type="string">
            <text:p><text:span text:style-name="ce26">20 процентов*</text:span></text:p>
          </table:table-cell>
          <table:covered-table-cell table:number-columns-repeated="1"/>
          <table:covered-table-cell table:number-columns-repeated="1"/>
          <table:table-cell office:value="None" office:value-type="string"/>
        </table:table-row>
        <table:table-row table:style-name="f07648946697d3b69260263c4cf106d4" table:number-rows-repeated="None">
          <table:table-cell office:value="None" office:value-type="string"/>
          <table:covered-table-cell table:number-columns-repeated="17"/>
          <table:table-cell office:value="None" office:value-type="string"/>
        </table:table-row>
        <table:table-row table:style-name="5d5250fe360524cc8820e126b21a926f" table:number-rows-repeated="None">
          <table:table-cell office:value="None" office:value-type="string"/>
          <table:covered-table-cell table:number-columns-repeated="9"/>
          <table:table-cell table:number-rows-spanned="3" table:style-name="ce28" office:value="None" office:value-type="string">
            <text:p><text:span text:style-name="ce28">стоимость продаж без НДС</text:span></text:p>
          </table:table-cell>
          <table:table-cell table:number-rows-spanned="3" table:style-name="ce28" office:value="None" office:value-type="string">
            <text:p><text:span text:style-name="ce28">сумма НДС</text:span></text:p>
          </table:table-cell>
          <table:table-cell table:number-rows-spanned="3" table:style-name="ce28" office:value="None" office:value-type="string">
            <text:p><text:span text:style-name="ce28">стоимость продаж без НДС</text:span></text:p>
          </table:table-cell>
          <table:table-cell table:number-rows-spanned="3" table:style-name="ce28" office:value="None" office:value-type="string">
            <text:p><text:span text:style-name="ce28">сумма НДС</text:span></text:p>
          </table:table-cell>
          <table:table-cell table:number-rows-spanned="3" table:style-name="ce36" office:value="None" office:value-type="string"/>
          <table:table-cell table:number-rows-spanned="3" table:style-name="ce28" office:value="None" office:value-type="string">
            <text:p><text:span text:style-name="ce28">стоимость продаж без НДС</text:span></text:p>
          </table:table-cell>
          <table:table-cell table:number-rows-spanned="3" table:style-name="ce28" office:value="None" office:value-type="string">
            <text:p><text:span text:style-name="ce28">сумма НДС</text:span></text:p>
          </table:table-cell>
          <table:covered-table-cell table:number-columns-repeated="1"/>
          <table:table-cell office:value="None" office:value-type="string"/>
        </table:table-row>
        <table:table-row table:style-name="9abced50fe79cd5bf23c4a53156323c1" table:number-rows-repeated="None">
          <table:table-cell office:value="None" office:value-type="string"/>
          <table:covered-table-cell table:number-columns-repeated="17"/>
          <table:table-cell office:value="None" office:value-type="string"/>
        </table:table-row>
        <table:table-row table:style-name="eff3a018f3652f4f62765f8c4a2fbc58" table:number-rows-repeated="None">
          <table:table-cell office:value="None" office:value-type="string"/>
          <table:covered-table-cell table:number-columns-repeated="17"/>
          <table:table-cell office:value="None" office:value-type="string"/>
        </table:table-row>
        <table:table-row table:style-name="ae56da3e80c0b285b1ac607ee8200da3" table:number-rows-repeated="None">
          <table:table-cell office:value="None" office:value-type="string"/>
          <table:table-cell table:style-name="ce7" office:value="None" office:value-type="string">
            <text:p><text:span text:style-name="ce7">1 </text:span></text:p>
          </table:table-cell>
          <table:table-cell table:style-name="ce7" office:value="None" office:value-type="string">
            <text:p><text:span text:style-name="ce7">1а </text:span></text:p>
          </table:table-cell>
          <table:table-cell table:style-name="ce7" office:value="None" office:value-type="string">
            <text:p><text:span text:style-name="ce7">1б</text:span></text:p>
          </table:table-cell>
          <table:table-cell table:style-name="ce7" office:value="None" office:value-type="string">
            <text:p><text:span text:style-name="ce7">1в</text:span></text:p>
          </table:table-cell>
          <table:table-cell table:style-name="ce7" office:value="None" office:value-type="string">
            <text:p><text:span text:style-name="ce7">2 </text:span></text:p>
          </table:table-cell>
          <table:table-cell table:style-name="ce7" office:value="None" office:value-type="string">
            <text:p><text:span text:style-name="ce7">3 </text:span></text:p>
          </table:table-cell>
          <table:table-cell table:style-name="ce7" office:value="None" office:value-type="string">
            <text:p><text:span text:style-name="ce7">3а </text:span></text:p>
          </table:table-cell>
          <table:table-cell table:style-name="ce7" office:value="None" office:value-type="string">
            <text:p><text:span text:style-name="ce7">3б </text:span></text:p>
          </table:table-cell>
          <table:table-cell table:style-name="ce7" office:value="None" office:value-type="string">
            <text:p><text:span text:style-name="ce7">4 </text:span></text:p>
          </table:table-cell>
          <table:table-cell table:style-name="ce7" office:value="None" office:value-type="string">
            <text:p><text:span text:style-name="ce7">5а </text:span></text:p>
          </table:table-cell>
          <table:table-cell table:style-name="ce7" office:value="None" office:value-type="string">
            <text:p><text:span text:style-name="ce7">5б </text:span></text:p>
          </table:table-cell>
          <table:table-cell table:style-name="ce7" office:value="None" office:value-type="string">
            <text:p><text:span text:style-name="ce7">6а </text:span></text:p>
          </table:table-cell>
          <table:table-cell table:style-name="ce7" office:value="None" office:value-type="string">
            <text:p><text:span text:style-name="ce7">6б </text:span></text:p>
          </table:table-cell>
          <table:table-cell table:style-name="ce7" office:value="None" office:value-type="string">
            <text:p><text:span text:style-name="ce7">7 </text:span></text:p>
          </table:table-cell>
          <table:table-cell table:style-name="ce7" office:value="None" office:value-type="string">
            <text:p><text:span text:style-name="ce7">8а </text:span></text:p>
          </table:table-cell>
          <table:table-cell table:style-name="ce7" office:value="None" office:value-type="string">
            <text:p><text:span text:style-name="ce7">8б </text:span></text:p>
          </table:table-cell>
          <table:table-cell table:style-name="ce7" office:value="9" office:value-type="float">
            <text:p><text:span text:style-name="ce7">9</text:span></text:p>
          </table:table-cell>
          <table:table-cell office:value="None" office:value-type="string"/>
        </table:table-row>
        <table:table-row table:style-name="9159dc98d06a34e0368ed92c4dd5066a" table:number-rows-repeated="1048559">
          <table:table-cell office:value="None" office:value-type="string"/>
        </table:table-row>
        <table:table-row table:style-name="63a5e198714ad7220860eeb6a4bdf651" table:number-rows-repeated="None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meta>
    <meta:generator>ODFPY/0.9.6</meta:generator>
  </office:meta>
</office:document-meta>
</file>